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1D000001DBC942A7B3.png" manifest:media-type="image/png"/>
  <manifest:file-entry manifest:full-path="Pictures/10001EB70000819B00003A65E3238843.svg" manifest:media-type="image/svg+xml"/>
  <manifest:file-entry manifest:full-path="Pictures/10000000000008A80000067E94903FC7.jpg" manifest:media-type="image/jpeg"/>
  <manifest:file-entry manifest:full-path="Pictures/10000001000001090000006F65585C7C.png" manifest:media-type="image/png"/>
  <manifest:file-entry manifest:full-path="Pictures/100048B800001B6E00000B78D6AD0773.wmf" manifest:media-type="image/x-wmf"/>
  <manifest:file-entry manifest:full-path="Pictures/10000000000000080000000827EECF9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adornments="Regular" style:font-family-generic="swiss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adornments="Regular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Default_20_Drawing_20_Style_5f_1" style:list-style-name="L1">
      <style:graphic-properties svg:stroke-color="#000000" draw:fill="solid" draw:fill-color="#f0e6ff" draw:textarea-horizontal-align="justify" draw:textarea-vertical-align="middle" draw:auto-grow-height="false" fo:min-height="2.9cm" fo:min-width="10.016cm" style:writing-mode="lr-tb" loext:decorative="false"/>
      <style:paragraph-properties style:writing-mode="lr-tb"/>
    </style:style>
    <style:style style:name="gr4" style:family="graphic" style:parent-style-name="Default_20_Drawing_20_Style_5f_1">
      <style:graphic-properties draw:stroke="solid" draw:stroke-dash="Long_20_Dot_20__28_Rounded_29_" svg:stroke-color="#000000" draw:fill="solid" draw:fill-color="#ffffff" draw:opacity="100%" draw:textarea-horizontal-align="justify" draw:textarea-vertical-align="middle" draw:auto-grow-height="false" fo:min-height="3.306cm" fo:min-width="16.772cm" draw:shadow-offset-x="0.203cm" draw:shadow-offset-y="0.203cm" draw:shadow-opacity="100%" loext:decorative="false"/>
    </style:style>
    <style:style style:name="gr5" style:family="graphic" style:parent-style-name="Default_20_Drawing_20_Style_5f_1">
      <style:graphic-properties svg:stroke-color="#000000" draw:fill="solid" draw:fill-color="#ffffff" draw:textarea-horizontal-align="justify" draw:textarea-vertical-align="middle" draw:auto-grow-height="false" fo:min-height="2.75cm" fo:min-width="7.5cm" style:writing-mode="lr-tb" loext:decorative="false"/>
      <style:paragraph-properties style:writing-mode="lr-tb"/>
    </style:style>
    <style:style style:name="gr6" style:family="graphic" style:parent-style-name="Default_20_Drawing_20_Style_5f_1">
      <style:graphic-properties svg:stroke-color="#000000" draw:marker-end="Arrow_20_concave" draw:marker-end-width="0.3cm" draw:textarea-vertical-align="middle" loext:decorative="false"/>
    </style:style>
    <style:style style:name="gr7" style:family="graphic" style:parent-style-name="Default_20_Drawing_20_Style_5f_1">
      <style:graphic-properties draw:stroke="none" draw:fill="solid" draw:fill-color="#ffffff" draw:textarea-horizontal-align="justify" draw:textarea-vertical-align="middle" draw:auto-grow-height="false" fo:min-height="0.258cm" fo:min-width="0.008cm" loext:decorative="false"/>
    </style:style>
    <style:style style:name="gr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649cm" fo:min-width="9.04cm" loext:decorative="false"/>
      <style:paragraph-properties style:writing-mode="lr-tb"/>
    </style:style>
    <style:style style:name="gr9" style:family="graphic" style:parent-style-name="Default_20_Drawing_20_Style_5f_1">
      <style:graphic-properties svg:stroke-color="#000000" draw:fill="solid" draw:fill-color="#ffffff" draw:textarea-horizontal-align="justify" draw:textarea-vertical-align="middle" draw:auto-grow-height="false" fo:min-height="3.001cm" fo:min-width="7.5cm" fo:padding-top="0.254cm" style:writing-mode="lr-tb" loext:decorative="false"/>
      <style:paragraph-properties style:writing-mode="lr-tb"/>
    </style:style>
    <style:style style:name="gr10" style:family="graphic" style:parent-style-name="Default_20_Drawing_20_Style_5f_1">
      <style:graphic-properties draw:stroke="solid" draw:stroke-dash="Long_20_Dot_20__28_Rounded_29_" svg:stroke-width="0cm" svg:stroke-color="#000000" draw:marker-start-width="0.2cm" draw:marker-end-width="0.2cm" draw:fill="solid" draw:fill-color="#ffffff" draw:opacity="100%" draw:textarea-horizontal-align="justify" draw:textarea-vertical-align="middle" draw:auto-grow-height="false" fo:min-height="3.306cm" fo:min-width="25.1cm" fo:padding-top="0.125cm" fo:padding-bottom="0.125cm" fo:padding-left="0.25cm" fo:padding-right="0.25cm" draw:shadow-offset-x="0.203cm" draw:shadow-offset-y="0.203cm" draw:shadow-opacity="100%" loext:decorative="false"/>
    </style:style>
    <style:style style:name="gr11" style:family="graphic" style:parent-style-name="Default_20_Drawing_20_Style_5f_1">
      <style:graphic-properties svg:stroke-color="#000000" draw:fill="solid" draw:fill-color="#ffffff" draw:textarea-horizontal-align="justify" draw:textarea-vertical-align="middle" draw:auto-grow-height="false" fo:min-height="2.75cm" fo:min-width="9.5cm" style:writing-mode="lr-tb" loext:decorative="false"/>
      <style:paragraph-properties style:writing-mode="lr-tb"/>
    </style:style>
    <style:style style:name="gr1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28cm" fo:min-width="9.04cm" loext:decorative="false"/>
      <style:paragraph-properties style:writing-mode="lr-tb"/>
    </style:style>
    <style:style style:name="gr13" style:family="graphic">
      <style:graphic-properties style:writing-mode="lr-tb" loext:decorative="false"/>
    </style:style>
    <style:style style:name="gr14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096cm" fo:min-width="0.17cm" fo:padding-top="0.14cm" fo:padding-bottom="0.14cm" fo:padding-left="0.265cm" fo:padding-right="0.265cm" loext:decorative="false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036cm" fo:min-width="0.201cm" loext:decorative="false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201cm" loext:decorative="false"/>
    </style:style>
    <style:style style:name="gr17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31cm" fo:min-width="0.568cm" fo:padding-top="0.14cm" fo:padding-bottom="0.14cm" fo:padding-left="0.265cm" fo:padding-right="0.265cm" loext:decorative="false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234cm" fo:min-width="0.679cm" loext:decorative="false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073cm" fo:min-width="0.775cm" loext:decorative="false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205cm" loext:decorative="false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813cm" loext:decorative="false"/>
    </style:style>
    <style:style style:name="pr1" style:family="presentation" style:parent-style-name="master1_5f_-title" style:list-style-name="L1">
      <style:graphic-properties fo:min-height="3.477cm" loext:decorative="false"/>
      <style:paragraph-properties style:writing-mode="lr-tb"/>
    </style:style>
    <style:style style:name="pr2" style:family="presentation" style:parent-style-name="master1_5f_-notes">
      <style:graphic-properties draw:fill-color="#ffffff" fo:min-height="14.431cm" loext:decorative="false"/>
      <style:paragraph-properties style:writing-mode="lr-tb"/>
    </style:style>
    <style:style style:name="pr3" style:family="presentation" style:parent-style-name="master-title">
      <style:graphic-properties fo:min-height="2.012cm" loext:decorative="false"/>
      <style:paragraph-properties style:writing-mode="lr-tb"/>
    </style:style>
    <style:style style:name="pr4" style:family="presentation" style:parent-style-name="master-notes">
      <style:graphic-properties draw:fill-color="#ffffff" fo:min-height="14.521cm" loext:decorative="false"/>
      <style:paragraph-properties style:writing-mode="lr-tb"/>
    </style:style>
    <style:style style:name="pr5" style:family="presentation" style:parent-style-name="master-title">
      <style:graphic-properties fo:min-height="1.741cm" loext:decorative="false"/>
      <style:paragraph-properties style:writing-mode="lr-tb"/>
    </style:style>
    <style:style style:name="pr6" style:family="presentation" style:parent-style-name="master-notes">
      <style:graphic-properties draw:fill-color="#ffffff" fo:min-height="15.276cm" loext:decorative="false"/>
      <style:paragraph-properties style:writing-mode="lr-tb"/>
    </style:style>
    <style:style style:name="pr7" style:family="presentation" style:parent-style-name="master-outline1">
      <style:graphic-properties fo:min-height="14.15cm" loext:decorative="false"/>
      <style:paragraph-properties style:writing-mode="lr-tb"/>
    </style:style>
    <style:style style:name="pr8" style:family="presentation" style:parent-style-name="master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master-outline1">
      <style:graphic-properties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loext:opacity="100%" style:font-name="Liberation Sans3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fo:color="#c5000b" loext:opacity="100%" fo:font-size="20pt"/>
    </style:style>
    <style:style style:name="P8" style:family="paragraph">
      <style:text-properties style:font-name="Liberation Sans3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iberation Sans3" fo:font-size="18pt"/>
    </style:style>
    <style:style style:name="P10" style:family="paragraph">
      <loext:graphic-properties draw:fill="solid" draw:fill-color="#f0e6ff"/>
      <style:paragraph-properties fo:margin-left="0cm" fo:margin-right="0cm" fo:margin-top="0cm" fo:margin-bottom="0cm" fo:line-height="100%" fo:text-align="center" fo:text-indent="0cm" style:writing-mode="lr-tb"/>
      <style:text-properties style:font-name="Liberation Sans3" fo:font-size="18pt"/>
    </style:style>
    <style:style style:name="P11" style:family="paragraph">
      <loext:graphic-properties draw:fill="solid" draw:fill-color="#ffffff" draw:opacity="100%"/>
      <style:paragraph-properties fo:text-align="center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iberation Sans3" fo:font-size="18pt"/>
    </style:style>
    <style:style style:name="P13" style:family="paragraph">
      <style:paragraph-properties fo:text-align="center" style:writing-mode="lr-tb"/>
      <style:text-properties style:font-name="Liberation Sans3" fo:font-size="18pt" fo:font-weight="normal"/>
    </style:style>
    <style:style style:name="P14" style:family="paragraph">
      <loext:graphic-properties draw:fill="solid" draw:fill-color="#ffffff"/>
      <style:paragraph-properties fo:text-align="center" style:writing-mode="lr-tb"/>
      <style:text-properties style:font-name="Liberation Sans3" fo:font-size="18pt" fo:font-weight="normal"/>
    </style:style>
    <style:style style:name="P15" style:family="paragraph">
      <style:paragraph-properties fo:text-align="center"/>
    </style:style>
    <style:style style:name="P16" style:family="paragraph">
      <loext:graphic-properties draw:fill="solid" draw:fill-color="#ffffff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Liberation Sans3" fo:font-size="18pt"/>
    </style:style>
    <style:style style:name="P19" style:family="paragraph">
      <style:paragraph-properties fo:text-align="center" style:writing-mode="lr-tb"/>
      <style:text-properties style:font-name="Liberation Sans3" fo:font-size="18pt"/>
    </style:style>
    <style:style style:name="P20" style:family="paragraph">
      <loext:graphic-properties draw:fill="solid" draw:fill-color="#ffffff"/>
      <style:paragraph-properties fo:text-align="center" style:writing-mode="lr-tb"/>
      <style:text-properties style:font-name="Liberation Sans3" fo:font-size="18pt"/>
    </style:style>
    <style:style style:name="P21" style:family="paragraph">
      <style:paragraph-properties fo:margin-left="0cm" fo:margin-right="0cm" fo:margin-top="0cm" fo:margin-bottom="0.2cm" fo:text-indent="-0.6cm"/>
    </style:style>
    <style:style style:name="P22" style:family="paragraph">
      <loext:graphic-properties draw:fill-color="#ffffff"/>
      <style:paragraph-properties fo:margin-left="0cm" fo:margin-right="0cm" fo:margin-top="0cm" fo:margin-bottom="0.2cm" fo:text-indent="-0.6cm"/>
      <style:text-properties fo:font-size="14pt" style:font-size-asian="14pt" style:font-size-complex="14pt"/>
    </style:style>
    <style:style style:name="P23" style:family="paragraph">
      <style:paragraph-properties fo:text-align="center" style:writing-mode="lr-tb"/>
      <style:text-properties fo:font-size="18pt"/>
    </style:style>
    <style:style style:name="P24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25" style:family="paragraph">
      <style:paragraph-properties fo:text-align="center" style:writing-mode="lr-tb"/>
      <style:text-properties fo:font-size="18pt" fo:font-weight="normal"/>
    </style:style>
    <style:style style:name="P26" style:family="paragraph">
      <loext:graphic-properties draw:fill="solid" draw:fill-color="#ffffff"/>
      <style:paragraph-properties fo:text-align="center" style:writing-mode="lr-tb"/>
      <style:text-properties fo:font-size="18pt" fo:font-weight="normal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28" style:family="paragraph">
      <style:paragraph-properties fo:margin-top="0cm" fo:margin-bottom="0.4cm"/>
    </style:style>
    <style:style style:name="P29" style:family="paragraph">
      <style:paragraph-properties fo:margin-top="0cm" fo:margin-bottom="0.5cm"/>
    </style:style>
    <style:style style:name="P30" style:family="paragraph">
      <style:paragraph-properties fo:margin-top="0cm" fo:margin-bottom="0.2cm"/>
    </style:style>
    <style:style style:name="P31" style:family="paragraph">
      <style:paragraph-properties fo:margin-top="0cm" fo:margin-bottom="0.3cm"/>
    </style:style>
    <style:style style:name="P32" style:family="paragraph">
      <loext:graphic-properties draw:fill-color="#ffffff"/>
      <style:text-properties fo:font-size="14pt" style:font-size-asian="14pt" style:font-size-complex="14pt"/>
    </style:style>
    <style:style style:name="P33" style:family="paragraph">
      <style:paragraph-properties fo:margin-left="0cm" fo:margin-right="0cm" fo:margin-top="0cm" fo:margin-bottom="0.5cm" fo:text-indent="0cm"/>
    </style:style>
    <style:style style:name="P34" style:family="paragraph">
      <style:paragraph-properties fo:margin-left="0cm" fo:margin-right="0cm" fo:margin-top="0cm" fo:margin-bottom="0.4cm" fo:text-indent="0cm"/>
    </style:style>
    <style:style style:name="P35" style:family="paragraph">
      <style:paragraph-properties fo:margin-left="0cm" fo:margin-right="0cm" fo:margin-top="0cm" fo:margin-bottom="0.3cm" fo:text-indent="0cm"/>
    </style:style>
    <style:style style:name="P36" style:family="paragraph">
      <loext:graphic-properties draw:fill-color="#999999"/>
      <style:paragraph-properties fo:text-align="center"/>
    </style:style>
    <style:style style:name="P37" style:family="paragraph">
      <loext:graphic-properties draw:fill-color="#ffffff"/>
      <style:paragraph-properties fo:text-align="center"/>
    </style:style>
    <style:style style:name="T1" style:family="text">
      <style:text-properties fo:color="#ffffff" loext:opacity="100%" style:font-name="Liberation Sans3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3" fo:language="ru" fo:country="RU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" fo:font-size="14pt" fo:language="ru" fo:country="RU" style:font-name-asian="Liberation Sans" style:font-size-asian="14pt" style:font-name-complex="Liberation Sans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1" fo:font-size="14pt" fo:language="ru" fo:country="RU" style:font-name-asian="Liberation Sans1" style:font-size-asian="14pt" style:font-name-complex="Liberation Sans1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Liberation Sans3" fo:language="ru" fo:country="RU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20pt" fo:language="rue" fo:country="UA" fo:font-style="normal" fo:text-shadow="none" style:text-underline-style="none" fo:font-weight="bold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6pt" fo:language="rue" fo:country="UA" fo:font-style="normal" fo:text-shadow="none" style:text-underline-style="none" fo:font-weight="normal" style:letter-kerning="true" style:font-name-asian="Droid Sans Fallback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6pt" fo:language="rue" fo:country="UA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20pt" fo:language="rue" fo:country="UA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Liberation Sans3" fo:font-size="20pt" fo:language="rue" fo:country="UA" fo:font-weight="normal" style:font-size-asian="20pt" style:font-weight-asian="bold" style:font-size-complex="20pt" style:font-weight-complex="bold"/>
    </style:style>
    <style:style style:name="T16" style:family="text">
      <style:text-properties style:font-name="Liberation Sans3" fo:font-size="6pt" fo:language="rue" fo:country="UA" fo:font-weight="normal" style:font-size-asian="6pt" style:font-size-complex="6pt"/>
    </style:style>
    <style:style style:name="T17" style:family="text">
      <style:text-properties style:font-name="Liberation Sans3" fo:font-size="20pt" fo:language="rue" fo:country="UA" style:font-size-asian="20pt" style:font-size-complex="20pt"/>
    </style:style>
    <style:style style:name="T18" style:family="text">
      <style:text-properties style:font-name="Liberation Sans3" fo:font-size="6pt" fo:language="rue" fo:country="UA" style:font-size-asian="6pt" style:font-size-complex="6pt"/>
    </style:style>
    <style:style style:name="T19" style:family="text">
      <style:text-properties style:font-name="Liberation Sans3" fo:font-size="16pt" fo:language="ru" fo:country="RU" style:font-size-asian="16pt" style:font-size-complex="16pt"/>
    </style:style>
    <style:style style:name="T20" style:family="text">
      <style:text-properties style:font-name="Liberation Sans3" fo:font-size="20pt" fo:language="rue" fo:country="UA" fo:font-weight="normal" style:font-size-asian="20pt" style:font-weight-asian="bold" style:font-size-complex="20pt" style:font-weight-complex="600"/>
    </style:style>
    <style:style style:name="T21" style:family="text">
      <style:text-properties fo:color="#000000" loext:opacity="100%" fo:font-size="14pt" fo:language="ru" fo:country="RU" style:text-underline-style="solid" style:text-underline-width="auto" style:text-underline-color="font-color" style:font-size-asian="14pt" style:font-size-complex="14pt"/>
    </style:style>
    <style:style style:name="T22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23" style:family="text">
      <style:text-properties fo:language="ru" fo:country="RU"/>
    </style:style>
    <style:style style:name="T24" style:family="text">
      <style:text-properties fo:font-size="20pt" fo:language="rue" fo:country="UA" fo:font-weight="normal" style:font-size-asian="20pt" style:font-weight-asian="normal" style:font-size-complex="20pt" style:font-weight-complex="normal"/>
    </style:style>
    <style:style style:name="T25" style:family="text">
      <style:text-properties fo:font-size="6pt" fo:language="rue" fo:country="UA" style:font-size-asian="6pt" style:font-size-complex="6pt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6pt" fo:language="rue" fo:country="UA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0pt" fo:language="rue" fo:country="UA" style:font-size-asian="20pt" style:font-size-complex="20pt"/>
    </style:style>
    <style:style style:name="T28" style:family="text">
      <style:text-properties fo:font-size="20pt" fo:language="rue" fo:country="UA" fo:font-weight="normal" style:font-size-asian="20pt" style:font-weight-asian="bold" style:font-size-complex="20pt" style:font-weight-complex="bold"/>
    </style:style>
    <style:style style:name="T29" style:family="text">
      <style:text-properties fo:font-size="6pt" fo:language="rue" fo:country="UA" fo:font-weight="normal" style:font-size-asian="6pt" style:font-size-complex="6pt"/>
    </style:style>
    <style:style style:name="T30" style:family="text">
      <style:text-properties fo:font-size="16pt" fo:language="ru" fo:country="RU" style:font-size-asian="16pt" style:font-size-complex="16pt"/>
    </style:style>
    <style:style style:name="T31" style:family="text">
      <style:text-properties fo:font-size="20pt" fo:language="rue" fo:country="UA" fo:font-weight="normal" style:font-size-asian="20pt" style:font-weight-asian="bold" style:font-size-complex="20pt" style:font-weight-complex="600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4pt" fo:language="ru" fo:country="RU" fo:font-style="normal" fo:text-shadow="none" style:text-underline-style="none" style:letter-kerning="true" style:font-name-asian="Droid Sans Fallback" style:font-size-asian="14pt" style:font-style-asian="normal" style:font-name-complex="FreeSans" style:font-size-complex="14pt" style:font-style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Liberation Serif" fo:language="ru" fo:country="RU" style:font-name-asian="Liberation Serif" style:font-name-complex="Liberation Serif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fo:font-size="26pt" fo:language="ru" fo:country="RU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Разработка серверной части приложений</text:span><text:span text:style-name="T2"><text:line-break/></text:span><text:span text:style-name="T2">Базовый курс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7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Игорь Гнатюк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</text:span><text:span text:style-name="T9"> </text:span><text:span text:style-name="T8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82cm" svg:height="2.012cm" svg:x="1.2cm" svg:y="0.737cm" presentation:class="title" presentation:user-transformed="true">
          <draw:text-box>
            <text:p><text:span text:style-name="T10">Разработчикам</text:span></text:p>
          </draw:text-box>
        </draw:frame>
        <draw:custom-shape draw:style-name="gr3" draw:text-style-name="P10" xml:id="id1" draw:id="id1" draw:layer="layout" svg:width="10.516cm" svg:height="3.15cm" svg:x="8.712cm" svg:y="7.037cm">
          <text:p text:style-name="P9"><text:span text:style-name="T11">DEV1, 4 дня</text:span></text:p>
          <text:p text:style-name="P9"><text:span text:style-name="T12"><text:s/></text:span></text:p>
          <text:p text:style-name="P9"><text:span text:style-name="T13">Базовый курс</text:span></text:p>
          <text:p text:style-name="P9"><text:span text:style-name="T13">для разработчиков серверной части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xml:id="id2" draw:id="id2" draw:layer="layout" svg:width="17.272cm" svg:height="3.556cm" svg:x="5.334cm" svg:y="11.1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8cm" svg:height="3cm" svg:x="5.682cm" svg:y="11.454cm">
          <text:p text:style-name="P9"><text:span text:style-name="T14">DEV2, 4 дня</text:span></text:p>
          <text:p text:style-name="P9"><text:span text:style-name="T12"><text:s/></text:span></text:p>
          <text:p text:style-name="P9"><text:span text:style-name="T13">Расширенный курс</text:span>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8cm" svg:height="3cm" svg:x="14.182cm" svg:y="11.454cm">
          <text:p text:style-name="P13"><text:span text:style-name="T15">QPT, 3 дня</text:span></text:p>
          <text:p text:style-name="P13"><text:span text:style-name="T16"><text:s/></text:span></text:p>
          <text:p text:style-name="P13"><text:span text:style-name="T13">Оптимизация запросов</text:span></text:p>
          <draw:enhanced-geometry svg:viewBox="0 0 21600 21600" draw:type="rectangle" draw:enhanced-path="M 0 0 L 21600 0 21600 21600 0 21600 0 0 Z N"/>
        </draw:custom-shape>
        <draw:connector draw:style-name="gr6" draw:text-style-name="P15" draw:layer="layout" draw:type="curve" svg:x1="13.97cm" svg:y1="10.187cm" svg:x2="13.97cm" svg:y2="11.176cm" draw:start-shape="id1" draw:start-glue-point="2" draw:end-shape="id2" draw:end-glue-point="0" svg:d="M13970 10187v989" svg:viewBox="0 0 1 990">
          <text:p/>
        </draw:connector>
        <draw:custom-shape draw:style-name="gr7" draw:text-style-name="P16" draw:layer="layout" svg:width="0.508cm" svg:height="0.508cm" svg:x="13.678cm" svg:y="4.472cm">
          <text:p/>
          <draw:enhanced-geometry svg:viewBox="0 0 21600 21600" draw:type="rectangle" draw:enhanced-path="M 0 0 L 21600 0 21600 21600 0 21600 0 0 Z N"/>
        </draw:custom-shape>
        <draw:frame draw:style-name="gr8" draw:text-style-name="P18" draw:layer="layout" svg:width="9.54cm" svg:height="2.899cm" svg:x="14.456cm" svg:y="3.91cm">
          <draw:text-box>
            <text:p text:style-name="P17"><text:span text:style-name="T17">Основы SQL</text:span></text:p>
            <text:p text:style-name="P17"><text:span text:style-name="T18"><text:s/></text:span></text:p>
            <text:p text:style-name="P17"><text:span text:style-name="T13">Е. П. Моргунов,</text:span></text:p>
            <text:p text:style-name="P17"><text:span text:style-name="T19">«PostgreSQL. Основы языка SQL»</text:span></text:p>
          </draw:text-box>
        </draw:frame>
        <draw:custom-shape draw:style-name="gr9" draw:text-style-name="P20" xml:id="id3" draw:id="id3" draw:layer="layout" svg:width="8cm" svg:height="3.38cm" svg:x="9.97cm" svg:y="15.82cm">
          <text:p text:style-name="P19"><text:span text:style-name="T20">PGPRO, 3 дня</text:span></text:p>
          <text:p text:style-name="P19"><text:span text:style-name="T18"><text:s/></text:span></text:p>
          <text:p text:style-name="P19"><text:span text:style-name="T13">Возможности</text:span><text:span text:style-name="T13"><text:line-break/></text:span><text:span text:style-name="T13">Postgres Pro Enterpr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5" draw:layer="layout" draw:type="curve" svg:x1="13.97cm" svg:y1="14.732cm" svg:x2="13.97cm" svg:y2="15.82cm" draw:start-shape="id2" draw:start-glue-point="2" draw:end-shape="id3" draw:end-glue-point="0" svg:d="M13970 14732v1088" svg:viewBox="0 0 1 1089">
          <text:p/>
        </draw:connector>
        <draw:connector draw:style-name="gr6" draw:text-style-name="P15" draw:layer="layout" draw:type="curve" svg:x1="13.97cm" svg:y1="3.439cm" svg:x2="13.97cm" svg:y2="7.176cm" svg:d="M13970 3439v3737" svg:viewBox="0 0 1 3738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text-style-name="P22" draw:layer="layout" svg:width="16.799cm" svg:height="14.521cm" svg:x="2.1cm" svg:y="14.107cm" presentation:class="notes" presentation:user-transformed="true">
            <draw:text-box>
              <text:p text:style-name="P21"><text:span text:style-name="T6">Для разработчиков серверной части приложений мы предлагаем специальную линейку курсов.</text:span></text:p>
              <text:p text:style-name="P21"><text:span text:style-name="T6">Для прохождения этих курсов необходимы предварительные знания основ языка </text:span><text:span text:style-name="T8">SQL</text:span><text:span text:style-name="T6">. Специального курса по языку SQL в нашей линейке нет, но существует множество книг и других образовательных ресурсов, с помощью которых можно освоить SQL. Мы рекомендуем книгу Евгения Моргунова «PostgreSQL. Основы языка SQL»:</text:span></text:p>
              <text:p text:style-name="P21"><text:span text:style-name="T21"><text:a xlink:href="https://postgrespro.ru/education/books/sqlprimer" xlink:type="simple">https://postgrespro.ru/education/books/sqlprimer</text:a></text:span></text:p>
              <text:p text:style-name="P21"><text:span text:style-name="T6">Базовым курсом для разработчиков является данный курс </text:span><text:span text:style-name="T8">DEV1</text:span><text:span text:style-name="T6">.</text:span></text:p>
              <text:p text:style-name="P21"><text:span text:style-name="T6">В курсе </text:span><text:span text:style-name="T8">DEV2</text:span><text:span text:style-name="T6"> рассматриваются особенности внутреннего устройства сервера, влияющие на разработку прикладного кода, и всесторонне изучается расширяемость: возможность дополнить серверные механизмы собственным кодом, что позволяет использовать PostgreSQL для решения самых разнообразных задач.</text:span></text:p>
              <text:p text:style-name="P21"><text:span text:style-name="T6">В курсе </text:span><text:span text:style-name="T8">QPT </text:span><text:span text:style-name="T6">детально разбираются механизмы планирования</text:span><text:span text:style-name="T6"><text:line-break/></text:span><text:span text:style-name="T6">и выполнения запросов, рассматривается настройка параметров экземпляра, связанных с производительностью, и изучаются возможности для поиска проблемных запросов и их оптимизации.</text:span></text:p>
              <text:p text:style-name="P21"><text:span text:style-name="T6">В курсе </text:span><text:span text:style-name="T8">PGPRO</text:span><text:span text:style-name="T22"> рассматриваются дополнительные возможности, которые предоставляет СУБД Postgres Pro Enterprise.</text:span></text:p>
              <text:p text:style-name="P21"><text:span text:style-name="T21"><text:a xlink:href="https://postgrespro.ru/education/courses" xlink:type="simple">https://postgrespro.ru/education/courses</text:a></text:span></text:p>
              <text:p text:style-name="P21"><text:span text:style-name="T6"/></text:p>
            </draw:text-box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custom-shape draw:style-name="gr10" draw:text-style-name="P11" xml:id="id5" draw:id="id5" draw:layer="layout" svg:width="25.6cm" svg:height="3.556cm" svg:x="1.2cm" svg:y="11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layer="layout" svg:width="19.8cm" svg:height="1.741cm" svg:x="1.2cm" svg:y="0.737cm" presentation:class="title" presentation:user-transformed="true">
          <draw:text-box>
            <text:p><text:span text:style-name="T23">Администраторам</text:span></text:p>
          </draw:text-box>
        </draw:frame>
        <draw:custom-shape draw:style-name="gr11" draw:text-style-name="P24" xml:id="id4" draw:id="id4" draw:layer="layout" svg:width="10cm" svg:height="3cm" svg:x="9cm" svg:y="7.112cm">
          <text:p text:style-name="P23"><text:span text:style-name="T24">DBA1, 3 дня</text:span></text:p>
          <text:p text:style-name="P23"><text:span text:style-name="T25"><text:s/></text:span></text:p>
          <text:p text:style-name="P23"><text:span text:style-name="T26">Базовый курс</text:span></text:p>
          <text:p text:style-name="P23"><text:span text:style-name="T26">по администрированию</text:span></text:p>
          <draw:enhanced-geometry svg:viewBox="0 0 21600 21600" draw:type="rectangle" draw:enhanced-path="M 0 0 L 21600 0 21600 21600 0 21600 0 0 Z N"/>
        </draw:custom-shape>
        <draw:custom-shape draw:style-name="gr5" draw:text-style-name="P24" draw:layer="layout" svg:width="8cm" svg:height="3cm" svg:x="1.682cm" svg:y="11.454cm">
          <text:p text:style-name="P23"><text:span text:style-name="T27">DBA2, 4 дня</text:span></text:p>
          <text:p text:style-name="P23"><text:span text:style-name="T25"><text:s/></text:span></text:p>
          <text:p text:style-name="P23"><text:span text:style-name="T26">Настройка и мониторинг</text:span></text:p>
          <text:p text:style-name="P23"><text:span text:style-name="T26"/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8cm" svg:height="3cm" svg:x="18.182cm" svg:y="11.454cm">
          <text:p text:style-name="P25"><text:span text:style-name="T28">QPT, 3 дня</text:span></text:p>
          <text:p text:style-name="P25"><text:span text:style-name="T29"><text:s/></text:span></text:p>
          <text:p text:style-name="P25"><text:span text:style-name="T26">Оптимизация запросов</text:span></text:p>
          <text:p text:style-name="P25"><text:span text:style-name="T26"/></text:p>
          <draw:enhanced-geometry svg:viewBox="0 0 21600 21600" draw:type="rectangle" draw:enhanced-path="M 0 0 L 21600 0 21600 21600 0 21600 0 0 Z N"/>
        </draw:custom-shape>
        <draw:custom-shape draw:style-name="gr5" draw:text-style-name="P24" draw:layer="layout" svg:width="8cm" svg:height="3cm" svg:x="9.932cm" svg:y="11.454cm">
          <text:p text:style-name="P23"><text:span text:style-name="T27">DBA3, 2 дня</text:span></text:p>
          <text:p text:style-name="P23"><text:span text:style-name="T25"><text:s/></text:span></text:p>
          <text:p text:style-name="P23"><text:span text:style-name="T26">Резервное копирование</text:span></text:p>
          <text:p text:style-name="P23"><text:span text:style-name="T26">и репликация</text:span></text:p>
          <draw:enhanced-geometry svg:viewBox="0 0 21600 21600" draw:type="rectangle" draw:enhanced-path="M 0 0 L 21600 0 21600 21600 0 21600 0 0 Z N"/>
        </draw:custom-shape>
        <draw:connector draw:style-name="gr6" draw:text-style-name="P15" draw:layer="layout" draw:type="curve" svg:x1="14cm" svg:y1="10.112cm" svg:x2="14cm" svg:y2="11.16cm" draw:start-shape="id4" draw:start-glue-point="2" draw:end-shape="id5" draw:end-glue-point="0" svg:d="M14000 10112v1048" svg:viewBox="0 0 1 1049">
          <text:p/>
        </draw:connector>
        <draw:custom-shape draw:style-name="gr7" draw:text-style-name="P16" draw:layer="layout" svg:width="0.508cm" svg:height="0.508cm" svg:x="13.678cm" svg:y="4.472cm">
          <text:p/>
          <draw:enhanced-geometry svg:viewBox="0 0 21600 21600" draw:type="rectangle" draw:enhanced-path="M 0 0 L 21600 0 21600 21600 0 21600 0 0 Z N"/>
        </draw:custom-shape>
        <draw:frame draw:style-name="gr12" draw:text-style-name="P27" draw:layer="layout" svg:width="9.54cm" svg:height="2.53cm" svg:x="14.456cm" svg:y="3.91cm">
          <draw:text-box>
            <text:p text:style-name="P17"><text:span text:style-name="T27">Основы SQL</text:span></text:p>
            <text:p text:style-name="P17"><text:span text:style-name="T25"><text:s/></text:span></text:p>
            <text:p text:style-name="P17"><text:span text:style-name="T26">Е. П. Моргунов,</text:span></text:p>
            <text:p text:style-name="P17"><text:span text:style-name="T30">«PostgreSQL. Основы языка SQL»</text:span></text:p>
          </draw:text-box>
        </draw:frame>
        <draw:custom-shape draw:style-name="gr9" draw:text-style-name="P24" xml:id="id6" draw:id="id6" draw:layer="layout" svg:width="8cm" svg:height="3.38cm" svg:x="10cm" svg:y="15.82cm">
          <text:p text:style-name="P23"><text:span text:style-name="T31">PGPRO, 3 дня</text:span></text:p>
          <text:p text:style-name="P23"><text:span text:style-name="T25"><text:s/></text:span></text:p>
          <text:p text:style-name="P23"><text:span text:style-name="T26">Возможности</text:span><text:span text:style-name="T26"><text:line-break/></text:span><text:span text:style-name="T26">Postgres Pro Enterprise</text:span></text:p>
          <text:p text:style-name="P23"><text:span text:style-name="T26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5" draw:layer="layout" draw:type="curve" svg:x1="14cm" svg:y1="14.716cm" svg:x2="14cm" svg:y2="15.82cm" draw:start-shape="id5" draw:start-glue-point="2" draw:end-shape="id6" draw:end-glue-point="0" svg:d="M14000 14716v1104" svg:viewBox="0 0 1 1105">
          <text:p/>
        </draw:connector>
        <draw:connector draw:style-name="gr6" draw:text-style-name="P15" draw:layer="layout" draw:type="curve" svg:x1="14.022cm" svg:y1="3.625cm" svg:x2="14cm" svg:y2="7.112cm" draw:end-shape="id4" draw:end-glue-point="0" svg:d="M14022 3625c0 2239-22 496-22 3487" svg:viewBox="0 0 23 3488">
          <text:p/>
        </draw:connecto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22" draw:layer="layout" svg:width="16.799cm" svg:height="15.276cm" svg:x="2.1cm" svg:y="14.107cm" presentation:class="notes" presentation:user-transformed="true">
            <draw:text-box>
              <text:p text:style-name="P21"><text:span text:style-name="T6">Для администраторов мы предлагаем следующие курсы.</text:span></text:p>
              <text:p text:style-name="P21"><text:span text:style-name="T6">В базовом курсе </text:span><text:span text:style-name="T8">DBA1</text:span><text:span text:style-name="T6"> даются общие сведения об архитектуре PostgreSQL, процессе установки, базовой настройке и управлении сервером. Рассматриваются основные задачи администрирования, вопросы управления доступом. Приводится обзор резервного копирования и репликации.</text:span></text:p>
              <text:p text:style-name="P21"><text:span text:style-name="T6">В курсе </text:span><text:span text:style-name="T8">DBA2</text:span><text:span text:style-name="T6"> обсуждается настройка различных конфигурационных параметров исходя из понимания внутренней организации сервера; говорится о мониторинге сервера с использованием обратной связи для итеративной настройки параметров. Также рассматриваются настройки, связанные с локализацией, управление расширениями и знакомство</text:span><text:span text:style-name="T6"><text:line-break/></text:span><text:span text:style-name="T6">с процедурой обновления сервера.</text:span></text:p>
              <text:p text:style-name="P21"><text:span text:style-name="T6">Курс </text:span><text:span text:style-name="T8">DBA3</text:span><text:span text:style-name="T6"> посвящен рассмотрению резервного копирования, а также настройкам физической и логической репликации и сценариям ее использования. Также дается общее представление о способах и сложностях построения высокодоступных, масштабируемых кластеров.</text:span></text:p>
              <text:p text:style-name="P21"><text:span text:style-name="T32">Курсы </text:span><text:span text:style-name="T33">QPT </text:span><text:span text:style-name="T34">и </text:span><text:span text:style-name="T8">PGPRO </text:span><text:span text:style-name="T6">являются общими для разработчиков и администраторов.</text:span></text:p>
              <text:p text:style-name="P21"><text:span text:style-name="T6">Курсы по администрированию могут быть интересны и разработчикам, желающим детальнее изучить внутреннее устройство PostgreSQL,</text:span><text:span text:style-name="T6"><text:line-break/></text:span><text:span text:style-name="T6">а также в случае, когда на проекте нет выделенной роли администратора.</text:span>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5" draw:layer="layout" svg:width="19.8cm" svg:height="1.741cm" svg:x="1.2cm" svg:y="0.737cm" presentation:class="title" presentation:user-transformed="true">
          <draw:text-box>
            <text:p>О <text:span text:style-name="T23">курсе DEV1</text:span></text:p>
          </draw:text-box>
        </draw:frame>
        <draw:frame presentation:style-name="pr7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28"><text:span text:style-name="T23">Продолжительность: 4 дня</text:span></text:p>
              </text:list-item>
              <text:list-item>
                <text:p text:style-name="P28"><text:span text:style-name="T23">Предварительные знания</text:span></text:p>
                <text:list>
                  <text:list-item>
                    <text:p><text:span text:style-name="T23">основы</text:span> SQL</text:p>
                  </text:list-item>
                  <text:list-item>
                    <text:p><text:span text:style-name="T23">опыт работы с любым процедурным языком программирования</text:span></text:p>
                  </text:list-item>
                  <text:list-item>
                    <text:p text:style-name="P29"><text:span text:style-name="T23">минимальные сведения о работе в Unix</text:span></text:p>
                  </text:list-item>
                </text:list>
              </text:list-item>
              <text:list-item>
                <text:p text:style-name="P28"><text:span text:style-name="T23">Какие навыки будут получены</text:span></text:p>
                <text:list>
                  <text:list-item>
                    <text:p><text:span text:style-name="T23">общие</text:span> <text:span text:style-name="T23">сведения</text:span> <text:span text:style-name="T23">об</text:span> <text:span text:style-name="T23">архитектуре</text:span> PostgreSQL</text:p>
                  </text:list-item>
                  <text:list-item>
                    <text:p><text:span text:style-name="T23">использование основных объектов БД: таблиц, индексов, представлений</text:span></text:p>
                  </text:list-item>
                  <text:list-item>
                    <text:p><text:span text:style-name="T23">программирование на стороне сервера на языках SQL и PL/pgSQL</text:span></text:p>
                  </text:list-item>
                  <text:list-item>
                    <text:p><text:span text:style-name="T23">использование основных типов данных, включая записи и массивы</text:span></text:p>
                  </text:list-item>
                  <text:list-item>
                    <text:p><text:span text:style-name="T23">организация взаимодействия с клиентской частью приложения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22" draw:layer="layout" svg:width="16.799cm" svg:height="13.364cm" svg:x="2.1cm" svg:y="14.107cm" presentation:class="notes" presentation:user-transformed="true">
            <draw:text-box>
              <text:p text:style-name="P21"><text:span text:style-name="T6">Базовый курс знакомит разработчиков приложений, работающих над серверной частью, с основами PostgreSQL и написанием хранимых процедур и функций на языках SQL и PL/pgSQL.</text:span></text:p>
            </draw:text-box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5" draw:layer="layout" svg:width="19.8cm" svg:height="1.741cm" svg:x="1.2cm" svg:y="0.737cm" presentation:class="title" presentation:user-transformed="true">
          <draw:text-box>
            <text:p><text:span text:style-name="T23">Используемые материалы</text:span></text:p>
          </draw:text-box>
        </draw:frame>
        <draw:frame presentation:style-name="pr7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28"><text:span text:style-name="T23">Подготовленная виртуальная машина </text:span></text:p>
                <text:list>
                  <text:list-item>
                    <text:p>ОС Xubuntu 22.04</text:p>
                  </text:list-item>
                  <text:list-item>
                    <text:p>PostgreSQL 16 с <text:span text:style-name="T23">документацией на русском языке</text:span></text:p>
                  </text:list-item>
                  <text:list-item>
                    <text:p text:style-name="P30"><text:span text:style-name="T23">учебное веб-приложение «Книжный магазин»</text:span></text:p>
                  </text:list-item>
                  <text:list-item>
                    <text:p text:style-name="P29"><text:span text:style-name="T23">pgAdmin 4</text:span></text:p>
                  </text:list-item>
                </text:list>
                <text:p text:style-name="P28"><text:span text:style-name="T23">Учебные материалы</text:span></text:p>
                <text:list>
                  <text:list-item text:start-value="1">
                    <text:p><text:span text:style-name="T23">руководство слушателя</text:span></text:p>
                  </text:list-item>
                  <text:list-item>
                    <text:p><text:span text:style-name="T23">презентации, демонстрации, практические задания и их решение</text:span><text:span text:style-name="T23"><text:line-break/></text:span><text:span text:style-name="T23">(в форматах html и pdf)</text:span></text:p>
                  </text:list-item>
                  <text:list-item>
                    <text:p text:style-name="P31"><text:span text:style-name="T23">справочные материалы — функции и типы данных PostgreSQL,</text:span><text:span text:style-name="T23"><text:line-break/></text:span><text:span text:style-name="T23">схема основных таблиц системного каталога с командами psql,</text:span><text:span text:style-name="T23"><text:line-break/></text:span><text:span text:style-name="T23">некоторые команды Unix, настройка pgAdm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22" draw:layer="layout" svg:width="16.799cm" svg:height="13.364cm" svg:x="2.1cm" svg:y="14.107cm" presentation:class="notes" presentation:user-transformed="true">
            <draw:text-box>
              <text:p text:style-name="P21"><text:span text:style-name="T6">Если вы проходите курс самостоятельно, обязательно начните</text:span><text:span text:style-name="T6"><text:line-break/></text:span><text:span text:style-name="T6">со знакомства с Руководством слушателя. В числе прочего в нем написано, где скачать и как использовать виртуальную машину курса</text:span><text:span text:style-name="T6"><text:line-break/></text:span><text:span text:style-name="T6">и прочие материалы. Все материалы курса доступны по адресу:</text:span></text:p>
              <text:p text:style-name="P21"><text:span text:style-name="T21"><text:a xlink:href="https://postgrespro.ru/education/courses/DEV1" xlink:type="simple">https://postgrespro.ru/education/courses/DEV1</text:a></text:span></text:p>
              <text:p text:style-name="P21"><text:span text:style-name="T6">Выполнение практических заданий очень важно для получения навыков работы с PostgreSQL. Обязательно старайтесь сначала самостоятельно выполнить задания, а затем просмотрите предлагаемые нами решения, даже если задание не вызвало вопросов. В решениях могут содержаться дополнительные сведения, которые не упоминаются</text:span><text:span text:style-name="T6"><text:line-break/></text:span><text:span text:style-name="T6">в презентациях и демонстрациях.</text:span></text:p>
              <text:p text:style-name="P21"><text:span text:style-name="T6">Учебные материалы (презентации, демонстрации, практические задания и их решения) доступны в двух форматах. Формат html удобен для онлайн-работы, он позволяет копировать фрагменты текста и кода. Документ в формате pdf разбит на страницы и удобен для печати.</text:span></text:p>
              <text:p text:style-name="P21"><text:span text:style-name="T6">Дополнительные справочные материалы помогут быстро найти нужную информацию.</text:span></text:p>
              <text:p text:style-name="P21"><text:span text:style-name="T6">В виртуальной машине установлен pgAdmin 4. В курсе мы используем только psql, но при желании можно воспользоваться и графической средой.</text:span></text:p>
            </draw:text-box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5" draw:layer="layout" svg:width="19.8cm" svg:height="1.741cm" svg:x="1.2cm" svg:y="0.737cm" presentation:class="title" presentation:user-transformed="true">
          <draw:text-box>
            <text:p><text:span text:style-name="T23">Организационные вопросы</text:span></text:p>
          </draw:text-box>
        </draw:frame>
        <draw:frame presentation:style-name="pr7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28"><text:span text:style-name="T23">День: ~8 академических часов + обед (1час)</text:span></text:p>
              </text:list-item>
              <text:list-item>
                <text:p text:style-name="P28"><text:span text:style-name="T23">Каждая тема, как правило, состоит из</text:span></text:p>
                <text:list>
                  <text:list-item>
                    <text:p><text:span text:style-name="T23">презентации и демонстраций: ~25</text:span><text:span text:style-name="T35">–</text:span><text:span text:style-name="T23">60 мин</text:span></text:p>
                  </text:list-item>
                  <text:list-item>
                    <text:p><text:span text:style-name="T23">практических заданий: ~20</text:span><text:span text:style-name="T35">–</text:span><text:span text:style-name="T23">30 мин, включая перерыв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3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5" draw:layer="layout" svg:width="19.8cm" svg:height="1.741cm" svg:x="1.2cm" svg:y="0.737cm" presentation:class="title" presentation:user-transformed="true">
          <draw:text-box>
            <text:p><text:span text:style-name="T23">День</text:span> 1</text:p>
          </draw:text-box>
        </draw:frame>
        <draw:frame presentation:style-name="pr9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28"><text:span text:style-name="T23">Базовый инструментарий</text:span></text:p>
                <text:list>
                  <text:list-item>
                    <text:p text:style-name="P29"><text:span text:style-name="T23">01. Установка и управление, psql</text:span></text:p>
                  </text:list-item>
                </text:list>
              </text:list-item>
              <text:list-item>
                <text:p text:style-name="P28"><text:span text:style-name="T23">Архитектура</text:span></text:p>
                <text:list>
                  <text:list-item>
                    <text:p text:style-name="P31"><text:span text:style-name="T23">02. Общее устройство PostgreSQL</text:span></text:p>
                  </text:list-item>
                  <text:list-item>
                    <text:p text:style-name="P31"><text:span text:style-name="T23">03. Изоляция и многоверсионность</text:span></text:p>
                  </text:list-item>
                  <text:list-item>
                    <text:p text:style-name="P29"><text:span text:style-name="T23">04. Буферный кеш и журнал</text:span></text:p>
                  </text:list-item>
                </text:list>
              </text:list-item>
              <text:list-item>
                <text:p text:style-name="P28"><text:span text:style-name="T23">Организация данных</text:span></text:p>
                <text:list>
                  <text:list-item>
                    <text:p text:style-name="P31"><text:span text:style-name="T23">05. Логическая структура</text:span></text:p>
                  </text:list-item>
                  <text:list-item>
                    <text:p text:style-name="P33"><text:span text:style-name="T23">06. Физическая структур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22" draw:layer="layout" svg:width="16.799cm" svg:height="13.364cm" svg:x="2.1cm" svg:y="14.107cm" presentation:class="notes" presentation:user-transformed="true">
            <draw:text-box>
              <text:p text:style-name="P21"><text:span text:style-name="T6">Первый день занятий посвящен в основном теоретической подготовке. Здесь рассматриваются основы архитектуры PostgreSQL, без знания которых невозможно полноценное использование СУБД. Полученные знания будут применяться на практике в последующих темах курса.</text:span></text:p>
            </draw:text-box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5" draw:layer="layout" svg:width="19.8cm" svg:height="1.741cm" svg:x="1.2cm" svg:y="0.737cm" presentation:class="title" presentation:user-transformed="true">
          <draw:text-box>
            <text:p><text:span text:style-name="T23">День</text:span> 2</text:p>
          </draw:text-box>
        </draw:frame>
        <draw:frame presentation:style-name="pr9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28"><text:span text:style-name="T23">Учебное приложение</text:span></text:p>
                <text:list>
                  <text:list-item>
                    <text:p text:style-name="P29"><text:span text:style-name="T23">07. Книжный магазин</text:span></text:p>
                  </text:list-item>
                </text:list>
              </text:list-item>
              <text:list-item>
                <text:p text:style-name="P28"><text:span text:style-name="T23">SQL</text:span></text:p>
                <text:list>
                  <text:list-item>
                    <text:p text:style-name="P31"><text:span text:style-name="T23">08. Функции</text:span></text:p>
                  </text:list-item>
                  <text:list-item>
                    <text:p text:style-name="P31"><text:span text:style-name="T23">09. Процедуры</text:span></text:p>
                  </text:list-item>
                  <text:list-item>
                    <text:p text:style-name="P29"><text:span text:style-name="T23">10. Составные типы</text:span></text:p>
                  </text:list-item>
                </text:list>
              </text:list-item>
              <text:list-item>
                <text:p text:style-name="P34"><text:span text:style-name="T23">PL/pgSQL</text:span></text:p>
                <text:list>
                  <text:list-item>
                    <text:p><text:span text:style-name="T23">11. Обзор и конструкции языка</text:span></text:p>
                  </text:list-item>
                  <text:list-item>
                    <text:p text:style-name="P35"><text:span text:style-name="T23"/></text:p>
                  </text:list-item>
                </text:list>
              </text:list-item>
            </text:list>
          </draw:text-box>
        </draw:frame>
        <draw:g draw:style-name="gr13">
          <draw:custom-shape draw:style-name="gr14" draw:text-style-name="P36" draw:layer="layout" svg:width="1.098cm" svg:height="0.59cm" draw:transform="rotate (1.5707963267949) translate (11.247cm 6.013cm)">
            <text:p/>
            <draw:enhanced-geometry svg:viewBox="0 0 21600 21600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" draw:text-style-name="P37" draw:layer="layout" svg:width="1.179cm" svg:height="0.482cm" draw:transform="rotate (1.5707963267949) translate (11.355cm 6.013cm)">
            <text:p/>
            <draw:enhanced-geometry svg:viewBox="0 0 21600 21600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6" draw:text-style-name="P37" draw:layer="layout" svg:width="1.275cm" svg:height="0.323cm" draw:transform="rotate (1.5707963267949) translate (11.514cm 6.013cm)">
            <text:p/>
            <draw:enhanced-geometry svg:viewBox="0 0 21600 21600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7" draw:text-style-name="P36" draw:layer="layout" svg:width="1.098cm" svg:height="0.59cm" draw:transform="rotate (1.5707963267949) translate (11.836cm 6.013cm)">
            <text:p/>
            <draw:enhanced-geometry svg:viewBox="0 0 21600 21600" draw:mirror-horizontal="true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8" draw:text-style-name="P37" draw:layer="layout" svg:width="1.179cm" svg:height="0.484cm" draw:transform="rotate (1.5707963267949) translate (11.836cm 6.013cm)">
            <text:p/>
            <draw:enhanced-geometry svg:viewBox="0 0 21600 21600" draw:mirror-horizontal="true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9" draw:text-style-name="P37" draw:layer="layout" svg:width="1.275cm" svg:height="0.323cm" draw:transform="rotate (1.5707963267949) translate (11.755cm 6.013cm)">
            <text:p/>
            <draw:enhanced-geometry svg:viewBox="0 0 21600 21600" draw:mirror-horizontal="true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0" draw:text-style-name="P37" draw:layer="layout" svg:width="1.313cm" svg:height="0.135cm" draw:transform="rotate (1.5707963267949) translate (11.702cm 6.013cm)">
            <text:p/>
            <draw:enhanced-geometry svg:viewBox="0 0 21600 21600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1" draw:text-style-name="P37" draw:layer="layout" svg:width="1.313cm" svg:height="0.134cm" draw:transform="rotate (1.5707963267949) translate (11.837cm 6.013cm)">
            <text:p/>
            <draw:enhanced-geometry svg:viewBox="0 0 21600 21600" draw:mirror-horizontal="true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22" draw:layer="layout" svg:width="16.799cm" svg:height="13.364cm" svg:x="2.1cm" svg:y="14.107cm" presentation:class="notes" presentation:user-transformed="true">
            <draw:text-box>
              <text:p text:style-name="P21"><text:span text:style-name="T34">Начиная с модуля «Учебное приложение» второго дня занятий каждая тема содержит два набора практических заданий: основных, связанных с приложением </text:span><text:span text:style-name="T6">«Книжный магазин» (они отмечены значком книги) и дополнительных. За время, которое отводится на задания (около 30 минут), выполнить всю практику невозможно. Используйте дополнительные задания для самостоятельной работы.</text:span></text:p>
              <text:p text:style-name="P21"><text:span text:style-name="T36"/></text:p>
            </draw:text-box>
          </draw:frame>
        </presentation:notes>
      </draw:page>
      <draw:page draw:name="page9" draw:style-name="dp1" draw:master-page-name="master" presentation:presentation-page-layout-name="AL1T1">
        <office:forms form:automatic-focus="false" form:apply-design-mode="false"/>
        <draw:frame presentation:style-name="pr5" draw:layer="layout" svg:width="19.8cm" svg:height="1.741cm" svg:x="1.2cm" svg:y="0.737cm" presentation:class="title" presentation:user-transformed="true">
          <draw:text-box>
            <text:p><text:span text:style-name="T23">День</text:span> 3</text:p>
          </draw:text-box>
        </draw:frame>
        <draw:frame presentation:style-name="pr9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28"><text:span text:style-name="T23">PL/pgSQL (продолжение)</text:span></text:p>
                <text:list>
                  <text:list-item>
                    <text:p text:style-name="P31"><text:span text:style-name="T23">12. Выполнение запросов</text:span></text:p>
                  </text:list-item>
                  <text:list-item>
                    <text:p text:style-name="P31"><text:span text:style-name="T23">13. Курсоры</text:span></text:p>
                  </text:list-item>
                  <text:list-item>
                    <text:p text:style-name="P31"><text:span text:style-name="T23">14. Динамические команды</text:span></text:p>
                  </text:list-item>
                  <text:list-item>
                    <text:p text:style-name="P31"><text:span text:style-name="T23">15. Массивы</text:span></text:p>
                  </text:list-item>
                  <text:list-item>
                    <text:p text:style-name="P35"><text:span text:style-name="T23">16. Обработка ошибок</text:span></text:p>
                  </text:list-item>
                  <text:list-item>
                    <text:p text:style-name="P35"><text:span text:style-name="T2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3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master" presentation:presentation-page-layout-name="AL1T1">
        <office:forms form:automatic-focus="false" form:apply-design-mode="false"/>
        <draw:frame presentation:style-name="pr5" draw:layer="layout" svg:width="19.8cm" svg:height="1.741cm" svg:x="1.2cm" svg:y="0.737cm" presentation:class="title" presentation:user-transformed="true">
          <draw:text-box>
            <text:p><text:span text:style-name="T23">День</text:span> 4</text:p>
          </draw:text-box>
        </draw:frame>
        <draw:frame presentation:style-name="pr9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28"><text:span text:style-name="T23">PL/pgSQL </text:span><text:span text:style-name="T37">(продолжение)</text:span></text:p>
                <text:list>
                  <text:list-item>
                    <text:p text:style-name="P31"><text:span text:style-name="T23">17. Триггеры</text:span></text:p>
                  </text:list-item>
                  <text:list-item>
                    <text:p text:style-name="P29"><text:span text:style-name="T23">18. Отладка</text:span></text:p>
                  </text:list-item>
                </text:list>
              </text:list-item>
              <text:list-item>
                <text:p text:style-name="P28"><text:span text:style-name="T23">Управление доступом</text:span></text:p>
                <text:list>
                  <text:list-item>
                    <text:p text:style-name="P29"><text:span text:style-name="T23">19. Обзор</text:span></text:p>
                  </text:list-item>
                </text:list>
              </text:list-item>
              <text:list-item>
                <text:p text:style-name="P28"><text:span text:style-name="T23">Резервное копирование</text:span></text:p>
                <text:list>
                  <text:list-item>
                    <text:p text:style-name="P33"><text:span text:style-name="T23">20. Логическое резервирование</text:span></text:p>
                  </text:list-item>
                  <text:list-item>
                    <text:p text:style-name="P33"><text:span text:style-name="T2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3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adornments="Regular" style:font-family-generic="swiss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adornments="Regular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e6e6ff" draw:end-color="#f0e6ff" draw:start-intensity="100%" draw:end-intensity="100%" draw:angle="30deg" draw:border="0%">
      <loext:gradient-stop svg:offset="0" loext:color-type="rgb" loext:color-value="#e6e6ff"/>
      <loext:gradient-stop svg:offset="1" loext:color-type="rgb" loext:color-value="#f0e6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Empty" xlink:href="Pictures/10000000000000080000000827EECF9B.png" xlink:type="simple" xlink:show="embed" xlink:actuate="onLoad"/>
    <draw:opacity draw:name="Transparency_20_2" draw:display-name="Transparency 2" draw:style="linear" draw:start="100%" draw:end="50%" draw:angle="0deg" draw:border="25%">
      <loext:opacity-stop svg:offset="0" svg:stop-opacity="1"/>
      <loext:opacity-stop svg:offset="1" svg:stop-opacity="0.501960784313726"/>
    </draw:opacity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Long_20_Dash_20__28_Rounded_29_" draw:display-name="Long Dash (Rounded)" draw:style="round" draw:dots1="1" draw:dots1-length="301%" draw:distance="399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draw:stroke-dash="Long_20_Dash_20__28_Rounded_29_" svg:stroke-width="0cm" svg:stroke-color="#b2b2b2" draw:marker-start-width="0.2cm" draw:marker-start-center="false" draw:marker-end-width="0.2cm" draw:marker-end-center="false" svg:stroke-linecap="round" draw:fill="solid" draw:fill-color="#729fcf" draw:fill-hatch-solid="false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left="0cm" fo:margin-right="0cm" fo:margin-top="0cm" fo:margin-bottom="0.203cm" fo:text-indent="0cm"/>
      <style:text-properties style:font-name="Liberation Serif1" fo:font-family="'Liberation Serif'" style:font-family-generic="roman" style:font-pitch="variable" fo:font-size="22pt" style:font-size-asian="24pt" style:font-size-complex="24pt"/>
    </style:style>
    <style:style style:name="master-outline3" style:family="presentation" style:parent-style-name="master-outline2">
      <style:paragraph-properties fo:margin-top="0cm" fo:margin-bottom="0.152cm"/>
      <style:text-properties style:font-name="Liberation Serif1" fo:font-family="'Liberation Serif'" style:font-family-generic="roman" style:font-pitch="variable" fo:font-size="18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false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pty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 loext:decorative="false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loext:decorative="false"/>
    </style:style>
    <style:style style:name="Mpr2" style:family="presentation" style:parent-style-name="master-outline1">
      <style:graphic-properties fo:min-height="12.18cm" loext:decorative="false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aster1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 loext:decorative="false"/>
    </style:style>
    <style:style style:name="Mpr6" style:family="presentation" style:parent-style-name="master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master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</style:style>
    <style:style style:name="MP9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65585C7C.png" xlink:type="simple" xlink:show="embed" xlink:actuate="onLoad" draw:mime-type="image/png"/>
      </draw:frame>
      <draw:frame draw:style-name="Mgr4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6" draw:layer="backgroundobjects" svg:width="28cm" svg:height="21.64cm" svg:x="0cm" svg:y="0cm">
        <draw:image xlink:href="Pictures/10000000000008A80000067E94903FC7.jpg" xlink:type="simple" xlink:show="embed" xlink:actuate="onLoad" draw:mime-type="image/jpeg">
          <text:p/>
        </draw:image>
      </draw:frame>
      <draw:frame presentation:style-name="master1_5f_-outline1" draw:layer="backgroundobjects" svg:width="25.199cm" svg:height="2.107cm" svg:x="1.4cm" svg:y="15.086cm" presentation:class="outline" presentation:placeholder="true">
        <draw:text-box/>
      </draw:frame>
      <draw:custom-shape presentation:style-name="Mpr5" draw:text-style-name="MP9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-title" draw:layer="backgroundobjects" svg:width="25.24cm" svg:height="1.98cm" svg:x="1.43cm" svg:y="0.76cm" presentation:class="title" presentation:placeholder="true">
        <draw:text-box/>
      </draw:frame>
      <draw:frame draw:style-name="Mgr5" draw:text-style-name="MP6" draw:layer="backgroundobjects" svg:width="6.698cm" svg:height="3.018cm" svg:x="1.43cm" svg:y="5.522cm">
        <draw:image xlink:href="Pictures/10001EB70000819B00003A65E3238843.svg" xlink:type="simple" xlink:show="embed" xlink:actuate="onLoad" draw:mime-type="image/svg+xml">
          <text:p/>
        </draw:image>
        <draw:image xlink:href="Pictures/100000010000041D000001DBC942A7B3.png" xlink:type="simple" xlink:show="embed" xlink:actuate="onLoad" draw:mime-type="image/png"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2DT17H39M20S</meta:editing-duration>
    <meta:editing-cycles>169</meta:editing-cycles>
    <meta:generator>LibreOffice/24.8.3.2$Linux_X86_64 LibreOffice_project/480$Build-2</meta:generator>
    <dc:date>2025-01-21T21:15:41.696931379</dc:date>
    <meta:document-statistic meta:object-count="100"/>
    <meta:template xlink:type="simple" xlink:actuate="onRequest" xlink:title="master" xlink:href="../../../../../.config/libreoffice/4/user/template/master.otp" meta:date="2015-06-03T14:43:56.815095550"/>
  </office:meta>
</office:document-meta>
</file>